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ansinterligne" style:master-page-name="MP0" style:family="paragraph">
      <style:paragraph-properties fo:break-before="page" fo:text-align="center"/>
      <style:text-properties fo:font-weight="bold" style:font-weight-asian="bold" style:font-weight-complex="bold" fo:color="#EE0000"/>
    </style:style>
    <style:style style:name="P2" style:parent-style-name="Sansinterligne" style:family="paragraph">
      <style:text-properties fo:font-size="11pt" style:font-size-asian="11pt" style:font-size-complex="11pt"/>
    </style:style>
    <style:style style:name="P3" style:parent-style-name="Sansinterligne" style:family="paragraph">
      <style:text-properties fo:font-weight="bold" style:font-weight-asian="bold" style:font-weight-complex="bold" fo:font-size="11pt" style:font-size-asian="11pt" style:font-size-complex="11pt"/>
    </style:style>
    <style:style style:name="T4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5" style:parent-style-name="Policepardéfaut" style:family="text">
      <style:text-properties fo:font-size="11pt" style:font-size-asian="11pt" style:font-size-complex="11pt"/>
    </style:style>
    <style:style style:name="P6" style:parent-style-name="Sansinterligne" style:family="paragraph">
      <style:text-properties fo:font-weight="bold" style:font-weight-asian="bold" style:font-weight-complex="bold" fo:font-size="11pt" style:font-size-asian="11pt" style:font-size-complex="11pt"/>
    </style:style>
    <style:style style:name="T7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8" style:parent-style-name="Policepardéfaut" style:family="text">
      <style:text-properties fo:font-size="11pt" style:font-size-asian="11pt" style:font-size-complex="11pt"/>
    </style:style>
    <style:style style:name="T9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0" style:parent-style-name="Policepardéfaut" style:family="text">
      <style:text-properties fo:font-size="11pt" style:font-size-asian="11pt" style:font-size-complex="11pt"/>
    </style:style>
    <style:style style:name="P11" style:parent-style-name="Sansinterligne" style:family="paragraph">
      <style:text-properties fo:font-size="11pt" style:font-size-asian="11pt" style:font-size-complex="11pt"/>
    </style:style>
    <style:style style:name="P12" style:parent-style-name="Sansinterligne" style:family="paragraph">
      <style:text-properties fo:font-size="11pt" style:font-size-asian="11pt" style:font-size-complex="11pt"/>
    </style:style>
    <style:style style:name="P13" style:parent-style-name="Sansinterligne" style:family="paragraph">
      <style:text-properties fo:font-size="11pt" style:font-size-asian="11pt" style:font-size-complex="11pt"/>
    </style:style>
    <style:style style:name="P14" style:parent-style-name="Sansinterligne" style:family="paragraph">
      <style:text-properties fo:font-size="11pt" style:font-size-asian="11pt" style:font-size-complex="11pt"/>
    </style:style>
    <style:style style:name="P15" style:parent-style-name="Sansinterligne" style:list-style-name="LFO1" style:family="paragraph">
      <style:text-properties fo:font-size="11pt" style:font-size-asian="11pt" style:font-size-complex="11pt"/>
    </style:style>
    <style:style style:name="P16" style:parent-style-name="Sansinterligne" style:family="paragraph">
      <style:text-properties fo:font-size="11pt" style:font-size-asian="11pt" style:font-size-complex="11pt"/>
    </style:style>
    <style:style style:name="P17" style:parent-style-name="Sansinterligne" style:family="paragraph">
      <style:text-properties fo:font-size="11pt" style:font-size-asian="11pt" style:font-size-complex="11pt"/>
    </style:style>
    <style:style style:name="P18" style:parent-style-name="Sansinterligne" style:list-style-name="LFO1" style:family="paragraph"/>
    <style:style style:name="T19" style:parent-style-name="Policepardéfaut" style:family="text">
      <style:text-properties fo:font-size="11pt" style:font-size-asian="11pt" style:font-size-complex="11pt"/>
    </style:style>
    <style:style style:name="T20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P21" style:parent-style-name="Sansinterligne" style:family="paragraph">
      <style:text-properties fo:font-size="11pt" style:font-size-asian="11pt" style:font-size-complex="11pt"/>
    </style:style>
    <style:style style:name="P22" style:parent-style-name="Sansinterligne" style:family="paragraph">
      <style:text-properties fo:font-size="11pt" style:font-size-asian="11pt" style:font-size-complex="11pt"/>
    </style:style>
    <style:style style:name="P23" style:parent-style-name="Sansinterligne" style:family="paragraph">
      <style:text-properties fo:font-weight="bold" style:font-weight-asian="bold" style:font-weight-complex="bold" fo:font-size="11pt" style:font-size-asian="11pt" style:font-size-complex="11pt"/>
    </style:style>
    <style:style style:name="T24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25" style:parent-style-name="Policepardéfaut" style:family="text">
      <style:text-properties fo:font-size="11pt" style:font-size-asian="11pt" style:font-size-complex="11pt"/>
    </style:style>
    <style:style style:name="P26" style:parent-style-name="Sansinterligne" style:family="paragraph">
      <style:text-properties fo:font-size="11pt" style:font-size-asian="11pt" style:font-size-complex="11pt"/>
    </style:style>
    <style:style style:name="P27" style:parent-style-name="Sansinterligne" style:family="paragraph">
      <style:text-properties fo:font-size="11pt" style:font-size-asian="11pt" style:font-size-complex="11pt"/>
    </style:style>
    <style:style style:name="T28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29" style:parent-style-name="Policepardéfaut" style:family="text">
      <style:text-properties fo:font-size="11pt" style:font-size-asian="11pt" style:font-size-complex="11pt"/>
    </style:style>
    <style:style style:name="P30" style:parent-style-name="Sansinterligne" style:family="paragraph">
      <style:text-properties fo:font-size="11pt" style:font-size-asian="11pt" style:font-size-complex="11pt"/>
    </style:style>
    <style:style style:name="T31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32" style:parent-style-name="Policepardéfaut" style:family="text">
      <style:text-properties fo:font-size="11pt" style:font-size-asian="11pt" style:font-size-complex="11pt"/>
    </style:style>
    <style:style style:name="P33" style:parent-style-name="Sansinterligne" style:family="paragraph">
      <style:text-properties fo:font-size="11pt" style:font-size-asian="11pt" style:font-size-complex="11pt"/>
    </style:style>
    <style:style style:name="T34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35" style:parent-style-name="Policepardéfaut" style:family="text">
      <style:text-properties fo:font-size="11pt" style:font-size-asian="11pt" style:font-size-complex="11pt"/>
    </style:style>
    <style:style style:name="P36" style:parent-style-name="Sansinterligne" style:family="paragraph">
      <style:text-properties fo:font-size="11pt" style:font-size-asian="11pt" style:font-size-complex="11pt"/>
    </style:style>
    <style:style style:name="T37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38" style:parent-style-name="Policepardéfaut" style:family="text">
      <style:text-properties fo:font-size="11pt" style:font-size-asian="11pt" style:font-size-complex="11pt"/>
    </style:style>
    <style:style style:name="P39" style:parent-style-name="Sansinterligne" style:family="paragraph">
      <style:text-properties fo:font-size="11pt" style:font-size-asian="11pt" style:font-size-complex="11pt"/>
    </style:style>
    <style:style style:name="T40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41" style:parent-style-name="Policepardéfaut" style:family="text">
      <style:text-properties fo:font-size="11pt" style:font-size-asian="11pt" style:font-size-complex="11pt"/>
    </style:style>
    <style:style style:name="P42" style:parent-style-name="Sansinterligne" style:family="paragraph">
      <style:text-properties fo:font-weight="bold" style:font-weight-asian="bold" style:font-weight-complex="bold" fo:font-size="11pt" style:font-size-asian="11pt" style:font-size-complex="11pt"/>
    </style:style>
    <style:style style:name="T43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44" style:parent-style-name="Policepardéfaut" style:family="text">
      <style:text-properties fo:font-size="11pt" style:font-size-asian="11pt" style:font-size-complex="11pt"/>
    </style:style>
    <style:style style:name="P45" style:parent-style-name="Sansinterligne" style:family="paragraph">
      <style:paragraph-properties fo:margin-left="0.4916in" fo:text-indent="-0.4916in">
        <style:tab-stops/>
      </style:paragraph-properties>
    </style:style>
    <style:style style:name="T46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47" style:parent-style-name="Policepardéfaut" style:family="text">
      <style:text-properties fo:font-size="11pt" style:font-size-asian="11pt" style:font-size-complex="11pt"/>
    </style:style>
    <style:style style:name="P48" style:parent-style-name="Sansinterligne" style:family="paragraph">
      <style:paragraph-properties fo:margin-left="0.4916in" fo:text-indent="-0.4916in">
        <style:tab-stops/>
      </style:paragraph-properties>
    </style:style>
    <style:style style:name="T49" style:parent-style-name="Policepardéfaut" style:family="text">
      <style:text-properties fo:font-size="11pt" style:font-size-asian="11pt" style:font-size-complex="11pt"/>
    </style:style>
    <style:style style:name="P50" style:parent-style-name="Sansinterligne" style:family="paragraph">
      <style:text-properties fo:font-size="11pt" style:font-size-asian="11pt" style:font-size-complex="11pt"/>
    </style:style>
    <style:style style:name="P51" style:parent-style-name="Sansinterligne" style:family="paragraph">
      <style:text-properties fo:font-size="11pt" style:font-size-asian="11pt" style:font-size-complex="11pt"/>
    </style:style>
    <style:style style:name="T52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53" style:parent-style-name="Policepardéfaut" style:family="text">
      <style:text-properties fo:font-size="11pt" style:font-size-asian="11pt" style:font-size-complex="11pt"/>
    </style:style>
    <style:style style:name="T54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55" style:parent-style-name="Policepardéfaut" style:family="text">
      <style:text-properties fo:font-size="11pt" style:font-size-asian="11pt" style:font-size-complex="11pt"/>
    </style:style>
    <style:style style:name="P56" style:parent-style-name="Sansinterligne" style:family="paragraph">
      <style:text-properties fo:font-size="11pt" style:font-size-asian="11pt" style:font-size-complex="11pt"/>
    </style:style>
    <style:style style:name="T57" style:parent-style-name="Policepardéfaut" style:family="text">
      <style:text-properties fo:font-size="11pt" style:font-size-asian="11pt" style:font-size-complex="11pt"/>
    </style:style>
  </office:automatic-styles>
  <office:body>
    <office:text text:use-soft-page-breaks="true">
      <text:p text:style-name="P1">Introduction au langage R - Utilisation du package dplyr</text:p>
      <text:p text:style-name="P2"/>
      <text:p text:style-name="P3">Les fonctions principales du package dplyr sont :</text:p>
      <text:p text:style-name="Sansinterligne"/>
      <text:p text:style-name="Sansinterligne"><text:span text:style-name="T4">arrange()</text:span><text:span text:style-name="T5"><text:s/>: trier la table selon une (ou des) variable(s)</text:span></text:p>
      <text:p text:style-name="P6"/>
      <text:p text:style-name="Sansinterligne"><text:span text:style-name="T7">filter() :</text:span><text:span text:style-name="T8"><text:s/>sélectionner des observations (des lignes) selon une condition</text:span></text:p>
      <text:p text:style-name="Sansinterligne"><text:span text:style-name="T9">Syntaxe :<text:s/></text:span><text:span text:style-name="T10">filter(data, condition1, condition2, ...)</text:span></text:p>
      <text:p text:style-name="P11">Ex : ne conserver que les communes de la région PACA</text:p>
      <text:p text:style-name="P12">communes_paca &lt;- communes %&gt;%</text:p>
      <text:p text:style-name="P13"><text:s text:c="2"/>filter(substr(codgeo, 1, 2) %in% c("04", "05", "06", "13", "83", "84"))</text:p>
      <text:p text:style-name="P14"/>
      <text:list text:style-name="LFO1" text:continue-numbering="true">
        <text:list-item>
          <text:p text:style-name="P15">Ex d’utilisation : retirer les lignes avec des valeurs manquantes :</text:p>
        </text:list-item>
      </text:list>
      <text:p text:style-name="P16">table_clean &lt;- table %&gt;%</text:p>
      <text:p text:style-name="P17"><text:s text:c="2"/>filter(!is.na(variable1))</text:p>
      <text:list text:style-name="LFO1" text:continue-numbering="true">
        <text:list-item>
          <text:p text:style-name="P18"><text:span text:style-name="T19">Ou une variante avec la fonction<text:s/></text:span><text:span text:style-name="T20">drop_na()</text:span></text:p>
        </text:list-item>
      </text:list>
      <text:p text:style-name="P21">table_clean &lt;- table %&gt;%</text:p>
      <text:p text:style-name="P22"><text:s text:c="2"/>drop_na(variable1)</text:p>
      <text:p text:style-name="P23"/>
      <text:p text:style-name="Sansinterligne"><text:span text:style-name="T24">slice() :</text:span><text:span text:style-name="T25"><text:s/>selectionne les n premières lignes</text:span></text:p>
      <text:p text:style-name="P26">Pour obtenir le max ou le min, on a également les fonctions slice_max(variable) et slice_min()</text:p>
      <text:p text:style-name="P27"/>
      <text:p text:style-name="Sansinterligne"><text:span text:style-name="T28">select()</text:span><text:span text:style-name="T29"><text:s/>: sélectionner des variables (des colonnes)</text:span></text:p>
      <text:p text:style-name="P30"/>
      <text:p text:style-name="Sansinterligne"><text:span text:style-name="T31">distinct()<text:s/></text:span><text:span text:style-name="T32">: enlever les doublons</text:span></text:p>
      <text:p text:style-name="P33"/>
      <text:p text:style-name="Sansinterligne"><text:span text:style-name="T34">mutate() :</text:span><text:span text:style-name="T35"><text:s/>créer ou modifier des variables(/colonnes)</text:span></text:p>
      <text:p text:style-name="P36"/>
      <text:p text:style-name="Sansinterligne"><text:span text:style-name="T37">group_by() :</text:span><text:span text:style-name="T38"><text:s/>équivalent du group by en SQL</text:span></text:p>
      <text:p text:style-name="P39"/>
      <text:p text:style-name="Sansinterligne"><text:span text:style-name="T40">summarise() :</text:span><text:span text:style-name="T41"><text:s/>afficher un résumé sur une ligne</text:span></text:p>
      <text:p text:style-name="P42"/>
      <text:p text:style-name="Sansinterligne"><text:span text:style-name="T43">left_join()/right_join()/inner_join()/…</text:span><text:span text:style-name="T44"><text:s/>: permet de fusionner des tableaux de données</text:span></text:p>
      <text:p text:style-name="P45"><text:span text:style-name="T46">Syntaxe </text:span><text:span text:style-name="T47">:</text:span></text:p>
      <text:p text:style-name="P48"><text:span text:style-name="T49">tableau1 &lt;- tableau1 %&gt;% left_join(tableau2, by=c("colTab1"="colTab2")</text:span></text:p>
      <text:p text:style-name="P50">by=c("colTab1"="colTab2") permet de préciser que 2 variables/colonnes sont identiques et doivent être concaténées</text:p>
      <text:p text:style-name="P51"/>
      <text:p text:style-name="Sansinterligne"><text:span text:style-name="T52">rename() :</text:span><text:span text:style-name="T53"><text:s/>renommer des colonnes</text:span></text:p>
      <text:p text:style-name="Sansinterligne"><text:span text:style-name="T54">Syntaxe :</text:span><text:span text:style-name="T55"><text:s/></text:span></text:p>
      <text:p text:style-name="P56">df &lt;- df %&gt;%</text:p>
      <text:p text:style-name="Sansinterligne"><text:span text:style-name="T57"><text:s text:c="2"/>rename(nouveau_nom = ancien_nom)</text:span></text:p>
      <text:p text:style-name="Sansinterligne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Sansinterligne" style:display-name="Sans interligne" style:family="paragraph">
      <style:paragraph-properties fo:margin-bottom="0in" fo:line-height="100%"/>
      <style:text-properties style:font-name="Aptos" style:font-name-asian="Aptos" style:font-name-complex="Times New Roman" style:letter-kerning="tru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ristan Cabre</meta:initial-creator>
    <dc:creator>Tristan Cabre</dc:creator>
    <meta:creation-date>2026-01-20T09:51:00Z</meta:creation-date>
    <dc:date>2026-01-20T09:53:00Z</dc:date>
    <meta:template xlink:href="Normal" xlink:type="simple"/>
    <meta:editing-cycles>1</meta:editing-cycles>
    <meta:editing-duration>PT120S</meta:editing-duration>
    <meta:document-statistic meta:page-count="1" meta:paragraph-count="2" meta:word-count="217" meta:character-count="1414" meta:row-count="9" meta:non-whitespace-character-count="1199"/>
  </office:meta>
</office:document-meta>
</file>